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Dfsdf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Dfasdfsdaf tesTwoR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hagaagaga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wearwrwaer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Zzz TESTWOrd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zzz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333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zzz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TESTWOR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initial-creator>Justin Wong</meta:initial-creator>
    <meta:creation-date>2010-08-13T18:28:39</meta:creation-date>
    <dc:creator>Justin Wong</dc:creator>
    <dc:date>2010-08-16T13:58:12</dc:date>
    <meta:editing-cycles>4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